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 de 1000 iteracoes_SelecaoUniformeInteira_RecombinacaoCrossoverNPontosInteira_com PR 0.75_MutacaoIncrementosLentos_com PM 0.06_populacao 200" table:style-name="ta1">
        <table:shapes>
          <draw:frame draw:z-index="0" draw:style-name="gr1" draw:text-style-name="P1" svg:width="497.45pt" svg:height="255.34pt" svg:x="235.79pt" svg:y="12679.06pt">
            <loext:p draw:notify-on-update-of-ranges="'Dados de 1000 iteracoes_SelecaoUniformeInteira_RecombinacaoCrossoverNPontosInteira_com PR 0.75_MutacaoIncrementosLentos_com PM 0.06_populacao 200'.A2:'Dados de 1000 iteracoes_SelecaoUniformeInteira_RecombinacaoCrossoverNPontosInteira_com PR 0.75_MutacaoIncrementosLentos_com PM 0.06_populacao 200'.A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1037.29099978132" calcext:value-type="float">
            <text:p>1037.29099978132</text:p>
          </table:table-cell>
          <table:table-cell/>
          <table:table-cell office:value-type="float" office:value="4.30176901020286" calcext:value-type="float">
            <text:p>4.30176901020286</text:p>
          </table:table-cell>
          <table:table-cell office:value-type="float" office:value="1325.28890389397" calcext:value-type="float">
            <text:p>1325.28890389397</text:p>
          </table:table-cell>
          <table:table-cell office:value-type="float" office:value="3701.267225" calcext:value-type="float">
            <text:p>3701.267225</text:p>
          </table:table-cell>
          <table:table-cell table:formula="of:=COM.MICROSOFT.STDEV.P([.A2:.A1001])" office:value-type="float" office:value="54.3751776302026" calcext:value-type="float">
            <text:p>54.3751776302026</text:p>
          </table:table-cell>
        </table:table-row>
        <table:table-row table:style-name="ro1">
          <table:table-cell office:value-type="float" office:value="878.441268762203" calcext:value-type="float">
            <text:p>878.441268762203</text:p>
          </table:table-cell>
          <table:table-cell table:number-columns-repeated="5"/>
        </table:table-row>
        <table:table-row table:style-name="ro1">
          <table:table-cell office:value-type="float" office:value="878.441268762203" calcext:value-type="float">
            <text:p>878.441268762203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219.134717684505" calcext:value-type="float">
            <text:p>219.134717684505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80.9939494848141" calcext:value-type="float">
            <text:p>80.9939494848141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33.8341630471259" calcext:value-type="float">
            <text:p>33.8341630471259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2.18451345145" calcext:value-type="float">
            <text:p>22.18451345145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  <table:table-row table:style-name="ro1">
          <table:table-cell office:value-type="float" office:value="20.9974970872662" calcext:value-type="float">
            <text:p>20.997497087266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2:45:26.29429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2T01:46:37.979031170</dc:date>
    <meta:editing-duration>PT2H48M50S</meta:editing-duration>
    <meta:editing-cycles>3</meta:editing-cycles>
    <meta:generator>LibreOffice/5.3.4.2$Linux_X86_64 LibreOffice_project/30m0$Build-2</meta:generator>
    <meta:document-statistic meta:table-count="1" meta:cell-count="10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5cm" svg:height="9.009cm" xlink:href=".." xlink:type="simple" chart:class="chart:line" chart:style-name="ch1">
        <chart:title svg:x="5.226cm" svg:y="0.315cm" chart:style-name="ch2">
          <text:p>Gráfico de convergência Solução 1</text:p>
        </chart:title>
        <chart:subtitle svg:x="7.329cm" svg:y="1.249cm" chart:style-name="ch3">
          <text:p>(fitness médios)</text:p>
        </chart:subtitle>
        <chart:plot-area chart:style-name="ch4" table:cell-range-address="'Dados de 1000 iteracoes_SelecaoUniformeInteira_RecombinacaoCrossoverNPontosInteira_com PR 0.75_MutacaoIncrementosLentos_com PM 0.06_populacao 200'.A2:'Dados de 1000 iteracoes_SelecaoUniformeInteira_RecombinacaoCrossoverNPontosInteira_com PR 0.75_MutacaoIncrementosLentos_com PM 0.06_populacao 200'.A1001" chart:data-source-has-labels="row" svg:x="1.31cm" svg:y="2.084cm" svg:width="15.889cm" svg:height="5.816cm">
          <chartooo:coordinate-region svg:x="2.302cm" svg:y="2.084cm" svg:width="14.897cm" svg:height="4.755cm"/>
          <chart:axis chart:dimension="x" chart:name="primary-x" chart:style-name="ch5">
            <chart:title svg:x="8.496cm" svg:y="8.08cm" chart:style-name="ch6">
              <text:p>Gerações</text:p>
            </chart:title>
          </chart:axis>
          <chart:axis chart:dimension="y" chart:name="primary-y" chart:style-name="ch5">
            <chart:title svg:x="0.451cm" svg:y="5.565cm" chart:style-name="ch7">
              <text:p>Fitness</text:p>
            </chart:title>
            <chart:grid chart:style-name="ch8" chart:class="major"/>
          </chart:axis>
          <chart:series chart:style-name="ch9" chart:values-cell-range-address="'Dados de 1000 iteracoes_SelecaoUniformeInteira_RecombinacaoCrossoverNPontosInteira_com PR 0.75_MutacaoIncrementosLentos_com PM 0.06_populacao 200'.A2:'Dados de 1000 iteracoes_SelecaoUniformeInteira_RecombinacaoCrossoverNPontosInteira_com PR 0.75_MutacaoIncrementosLentos_com PM 0.06_populacao 200'.A1001" loext:label-string="fitness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7.29099978132">
                <text:p>1037.29099978132</text:p>
                <draw:g>
                  <svg:desc>'Dados de 1000 iteracoes_SelecaoUniformeInteira_RecombinacaoCrossoverNPontosInteira_com PR 0.75_MutacaoIncrementosLentos_com PM 0.06_populacao 200'.A2:'Dados de 1000 iteracoes_SelecaoUniformeInteira_RecombinacaoCrossoverNPontosInteira_com PR 0.75_MutacaoIncrementosLentos_com PM 0.06_populacao 200'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8.441268762203">
                <text:p>878.441268762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8.441268762203">
                <text:p>878.441268762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.134717684505">
                <text:p>219.134717684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.9939494848141">
                <text:p>80.9939494848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.8341630471259">
                <text:p>33.83416304712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18451345145">
                <text:p>22.184513451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.9974970872662">
                <text:p>20.99749708726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.9974970872662">
                <text:p>20.9974970872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